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1.806cm" fo:margin-left="0cm" table:align="left" style:may-break-between-rows="false"/>
    </style:style>
    <style:style style:name="Table1.A" style:family="table-column">
      <style:table-column-properties style:column-width="2.494cm"/>
    </style:style>
    <style:style style:name="Table1.B" style:family="table-column">
      <style:table-column-properties style:column-width="4.801cm"/>
    </style:style>
    <style:style style:name="Table1.C" style:family="table-column">
      <style:table-column-properties style:column-width="2.224cm"/>
    </style:style>
    <style:style style:name="Table1.D" style:family="table-column">
      <style:table-column-properties style:column-width="2.286cm"/>
    </style:style>
    <style:style style:name="Table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000000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1.8cm" table:align="margins" style:may-break-between-rows="false"/>
    </style:style>
    <style:style style:name="Table2.A" style:family="table-column">
      <style:table-column-properties style:column-width="2.949cm" style:rel-column-width="16383*"/>
    </style:style>
    <style:style style:name="Table2.C" style:family="table-column">
      <style:table-column-properties style:column-width="5.9cm" style:rel-column-width="32769*"/>
    </style:style>
    <style:style style:name="Table2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000000" fo:padding="0.097cm" fo:border="0.05pt solid #000000">
        <style:background-image/>
      </style:table-cell-properties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1.695cm" fo:margin-left="0.111cm" table:align="left" style:may-break-between-rows="false"/>
    </style:style>
    <style:style style:name="Table3.A" style:family="table-column">
      <style:table-column-properties style:column-width="1.588cm"/>
    </style:style>
    <style:style style:name="Table3.B" style:family="table-column">
      <style:table-column-properties style:column-width="1.667cm"/>
    </style:style>
    <style:style style:name="Table3.C" style:family="table-column">
      <style:table-column-properties style:column-width="1.693cm"/>
    </style:style>
    <style:style style:name="Table3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G1" style:family="table-cell">
      <style:table-cell-properties fo:background-color="#ffffff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none" fo:border-top="none" fo:border-bottom="0.05pt solid #000000"/>
    </style:style>
    <style:style style:name="Table3.F3" style:family="table-cell">
      <style:table-cell-properties fo:padding="0.097cm" fo:border-left="0.05pt solid #000000" fo:border-right="none" fo:border-top="none" fo:border-bottom="0.05pt solid #000000"/>
    </style:style>
    <style:style style:name="Table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E4" style:family="table-cell">
      <style:table-cell-properties fo:padding="0.097cm" fo:border-left="0.05pt solid #000000" fo:border-right="none" fo:border-top="none" fo:border-bottom="0.05pt solid #000000"/>
    </style:style>
    <style:style style:name="Table3.F4" style:family="table-cell">
      <style:table-cell-properties fo:padding="0.097cm" fo:border-left="0.05pt solid #000000" fo:border-right="none" fo:border-top="none" fo:border-bottom="0.05pt solid #000000"/>
    </style:style>
    <style:style style:name="Table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none" fo:border-top="none" fo:border-bottom="0.05pt solid #000000"/>
    </style:style>
    <style:style style:name="Table3.E5" style:family="table-cell">
      <style:table-cell-properties fo:padding="0.097cm" fo:border-left="0.05pt solid #000000" fo:border-right="none" fo:border-top="none" fo:border-bottom="0.05pt solid #000000"/>
    </style:style>
    <style:style style:name="Table3.F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none" fo:border-top="none" fo:border-bottom="0.05pt solid #000000"/>
    </style:style>
    <style:style style:name="Table3.F6" style:family="table-cell">
      <style:table-cell-properties fo:padding="0.097cm" fo:border-left="0.05pt solid #000000" fo:border-right="none" fo:border-top="none" fo:border-bottom="0.05pt solid #000000"/>
    </style:style>
    <style:style style:name="Table3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none" fo:border-top="none" fo:border-bottom="0.05pt solid #000000"/>
    </style:style>
    <style:style style:name="Table3.C7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padding="0.097cm" fo:border-left="0.05pt solid #000000" fo:border-right="none" fo:border-top="none" fo:border-bottom="0.05pt solid #000000"/>
    </style:style>
    <style:style style:name="Table3.E7" style:family="table-cell">
      <style:table-cell-properties fo:padding="0.097cm" fo:border-left="0.05pt solid #000000" fo:border-right="none" fo:border-top="none" fo:border-bottom="0.05pt solid #000000"/>
    </style:style>
    <style:style style:name="Table3.F7" style:family="table-cell">
      <style:table-cell-properties fo:padding="0.097cm" fo:border-left="0.05pt solid #000000" fo:border-right="none" fo:border-top="none" fo:border-bottom="0.05pt solid #000000"/>
    </style:style>
    <style:style style:name="Table3.G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Open Sans" fo:font-weight="bold" officeooo:rsid="00229394" officeooo:paragraph-rsid="00229394" style:font-weight-asian="bold" style:font-weight-complex="bold"/>
    </style:style>
    <style:style style:name="P2" style:family="paragraph" style:parent-style-name="Header">
      <style:text-properties style:font-name="Open Sans" fo:font-weight="bold" officeooo:rsid="002a4a96" officeooo:paragraph-rsid="002a4a96" style:font-weight-asian="bold" style:font-weight-complex="bold"/>
    </style:style>
    <style:style style:name="P3" style:family="paragraph" style:parent-style-name="Header">
      <style:paragraph-properties fo:line-height="115%"/>
      <style:text-properties style:font-name="Open Sans" fo:font-size="14pt" fo:font-weight="bold" officeooo:rsid="00318538" officeooo:paragraph-rsid="00318538" style:font-size-asian="14pt" style:font-weight-asian="bold" style:font-size-complex="14pt" style:font-weight-complex="bold"/>
    </style:style>
    <style:style style:name="P4" style:family="paragraph" style:parent-style-name="Header">
      <style:paragraph-properties fo:line-height="115%"/>
      <style:text-properties style:font-name="Open Sans" fo:font-size="14pt" fo:font-weight="bold" officeooo:rsid="00318538" officeooo:paragraph-rsid="0039d65c" style:font-size-asian="14pt" style:font-weight-asian="bold" style:font-size-complex="14pt" style:font-weight-complex="bold"/>
    </style:style>
    <style:style style:name="P5" style:family="paragraph" style:parent-style-name="Header">
      <style:paragraph-properties fo:line-height="115%"/>
      <style:text-properties style:font-name="Open Sans" fo:font-size="14pt" fo:font-weight="bold" officeooo:rsid="003588ba" officeooo:paragraph-rsid="003588ba" style:font-size-asian="14pt" style:font-weight-asian="bold" style:font-size-complex="14pt" style:font-weight-complex="bold"/>
    </style:style>
    <style:style style:name="P6" style:family="paragraph" style:parent-style-name="Header">
      <style:paragraph-properties fo:line-height="115%"/>
      <style:text-properties style:font-name="Open Sans" fo:font-size="14pt" fo:font-weight="bold" officeooo:rsid="003588ba" officeooo:paragraph-rsid="0039d65c" style:font-size-asian="14pt" style:font-weight-asian="bold" style:font-size-complex="14pt" style:font-weight-complex="bold"/>
    </style:style>
    <style:style style:name="P7" style:family="paragraph" style:parent-style-name="Header">
      <style:paragraph-properties fo:line-height="115%"/>
      <style:text-properties style:font-name="Open Sans" fo:font-size="14pt" fo:font-weight="bold" officeooo:rsid="002c8d8d" officeooo:paragraph-rsid="002f1faf" style:font-size-asian="14pt" style:font-weight-asian="bold" style:font-size-complex="14pt" style:font-weight-complex="bold"/>
    </style:style>
    <style:style style:name="P8" style:family="paragraph" style:parent-style-name="Header">
      <style:paragraph-properties fo:line-height="115%"/>
      <style:text-properties style:font-name="Open Sans" fo:font-size="14pt" fo:font-weight="normal" officeooo:rsid="002c8d8d" officeooo:paragraph-rsid="002f1faf" style:font-size-asian="14pt" style:font-weight-asian="normal" style:font-size-complex="14pt" style:font-weight-complex="normal"/>
    </style:style>
    <style:style style:name="P9" style:family="paragraph" style:parent-style-name="Header">
      <style:paragraph-properties fo:line-height="115%"/>
      <style:text-properties style:font-name="Open Sans" fo:font-size="12pt" fo:font-weight="bold" officeooo:rsid="002f1faf" officeooo:paragraph-rsid="003b529d" style:font-size-asian="12pt" style:font-weight-asian="bold" style:font-size-complex="12pt" style:font-weight-complex="bold"/>
    </style:style>
    <style:style style:name="P10" style:family="paragraph" style:parent-style-name="Header">
      <style:paragraph-properties fo:line-height="115%"/>
      <style:text-properties style:font-name="Open Sans" fo:font-size="12pt" fo:font-weight="bold" officeooo:rsid="002f8f51" officeooo:paragraph-rsid="002f8f51" style:font-size-asian="12pt" style:font-weight-asian="bold" style:font-size-complex="12pt" style:font-weight-complex="bold"/>
    </style:style>
    <style:style style:name="P11" style:family="paragraph" style:parent-style-name="Header">
      <style:paragraph-properties fo:line-height="115%"/>
      <style:text-properties style:font-name="Open Sans" fo:font-size="12pt" fo:font-weight="bold" officeooo:rsid="00318538" officeooo:paragraph-rsid="003588ba" style:font-size-asian="12pt" style:font-weight-asian="bold" style:font-size-complex="12pt" style:font-weight-complex="bold"/>
    </style:style>
    <style:style style:name="P12" style:family="paragraph" style:parent-style-name="Header">
      <style:paragraph-properties fo:line-height="115%"/>
      <style:text-properties style:font-name="Open Sans" fo:font-size="12pt" fo:font-weight="normal" officeooo:rsid="003588ba" officeooo:paragraph-rsid="003588ba" style:font-size-asian="10.5pt" style:font-weight-asian="normal" style:font-size-complex="12pt" style:font-weight-complex="normal"/>
    </style:style>
    <style:style style:name="P13" style:family="paragraph" style:parent-style-name="Header">
      <style:paragraph-properties fo:line-height="115%"/>
      <style:text-properties style:font-name="Open Sans" fo:font-size="12pt" fo:font-weight="normal" officeooo:rsid="002f1faf" officeooo:paragraph-rsid="002f1faf" style:font-size-asian="12pt" style:font-weight-asian="normal" style:font-size-complex="12pt" style:font-weight-complex="normal"/>
    </style:style>
    <style:style style:name="P14" style:family="paragraph" style:parent-style-name="Header">
      <style:paragraph-properties fo:line-height="115%"/>
      <style:text-properties style:font-name="Open Sans" fo:font-size="12pt" fo:font-weight="normal" officeooo:rsid="0032db2d" officeooo:paragraph-rsid="00318538" style:font-size-asian="12pt" style:font-weight-asian="normal" style:font-size-complex="12pt" style:font-weight-complex="normal"/>
    </style:style>
    <style:style style:name="P15" style:family="paragraph" style:parent-style-name="Header">
      <style:paragraph-properties fo:line-height="115%"/>
      <style:text-properties style:text-position="0% 100%" style:font-name="Open Sans" fo:font-size="12pt" fo:font-weight="normal" officeooo:rsid="003d78d3" officeooo:paragraph-rsid="003d78d3" style:font-size-asian="10.5pt" style:font-weight-asian="normal" style:font-size-complex="12pt" style:font-weight-complex="normal"/>
    </style:style>
    <style:style style:name="P16" style:family="paragraph" style:parent-style-name="Header">
      <style:paragraph-properties fo:line-height="115%">
        <style:tab-stops>
          <style:tab-stop style:position="2.619cm"/>
          <style:tab-stop style:position="3.069cm"/>
          <style:tab-stop style:position="3.995cm"/>
          <style:tab-stop style:position="4.18cm"/>
          <style:tab-stop style:position="4.207cm"/>
          <style:tab-stop style:position="5.9cm" style:type="center"/>
          <style:tab-stop style:position="11.8cm" style:type="right"/>
        </style:tab-stops>
      </style:paragraph-properties>
      <style:text-properties style:text-position="0% 100%" style:font-name="Open Sans" fo:font-size="12pt" fo:font-weight="normal" officeooo:rsid="0041f844" officeooo:paragraph-rsid="0041f844" style:font-size-asian="10.5pt" style:font-weight-asian="normal" style:font-size-complex="12pt" style:font-weight-complex="normal"/>
    </style:style>
    <style:style style:name="P17" style:family="paragraph" style:parent-style-name="Header">
      <style:paragraph-properties fo:line-height="115%"/>
      <style:text-properties style:text-position="0% 100%" style:font-name="Open Sans" fo:font-size="12pt" fo:font-weight="normal" officeooo:rsid="0041f844" officeooo:paragraph-rsid="0041f844" style:font-size-asian="10.5pt" style:font-weight-asian="normal" style:font-size-complex="12pt" style:font-weight-complex="normal"/>
    </style:style>
    <style:style style:name="P18" style:family="paragraph" style:parent-style-name="Header">
      <style:paragraph-properties fo:line-height="115%"/>
      <style:text-properties style:text-position="0% 100%" style:font-name="Open Sans" fo:font-size="12pt" fo:font-weight="bold" officeooo:rsid="003cb66d" officeooo:paragraph-rsid="003cb66d" style:font-size-asian="10.5pt" style:font-weight-asian="bold" style:font-size-complex="12pt" style:font-weight-complex="bold"/>
    </style:style>
    <style:style style:name="P19" style:family="paragraph" style:parent-style-name="Header">
      <style:paragraph-properties fo:line-height="115%"/>
      <style:text-properties style:text-position="0% 100%" style:font-name="Open Sans" fo:font-size="12pt" fo:font-weight="bold" officeooo:rsid="003d78d3" officeooo:paragraph-rsid="003d78d3" style:font-size-asian="10.5pt" style:font-weight-asian="bold" style:font-size-complex="12pt" style:font-weight-complex="bold"/>
    </style:style>
    <style:style style:name="P20" style:family="paragraph" style:parent-style-name="Header">
      <style:paragraph-properties fo:line-height="115%"/>
      <style:text-properties style:text-position="0% 100%" style:font-name="Open Sans" fo:font-size="14pt" fo:font-weight="normal" officeooo:rsid="003cb66d" officeooo:paragraph-rsid="003cb66d" style:font-size-asian="14pt" style:font-weight-asian="normal" style:font-size-complex="14pt" style:font-weight-complex="normal"/>
    </style:style>
    <style:style style:name="P21" style:family="paragraph" style:parent-style-name="Header">
      <style:paragraph-properties fo:line-height="115%">
        <style:tab-stops>
          <style:tab-stop style:position="2.619cm"/>
          <style:tab-stop style:position="3.069cm"/>
          <style:tab-stop style:position="3.995cm"/>
          <style:tab-stop style:position="4.18cm"/>
          <style:tab-stop style:position="4.207cm"/>
          <style:tab-stop style:position="5.9cm" style:type="center"/>
          <style:tab-stop style:position="11.8cm" style:type="right"/>
        </style:tab-stops>
      </style:paragraph-properties>
      <style:text-properties style:text-position="0% 100%" style:font-name="Open Sans" fo:font-size="14pt" fo:font-weight="bold" officeooo:rsid="0041f844" officeooo:paragraph-rsid="0041f844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Open Sans" fo:font-size="12pt" officeooo:rsid="00344c25" officeooo:paragraph-rsid="00344c25" style:font-size-asian="12pt" style:font-size-complex="12pt"/>
    </style:style>
    <style:style style:name="P23" style:family="paragraph" style:parent-style-name="Table_20_Contents">
      <style:paragraph-properties fo:text-align="end" style:justify-single-word="false"/>
      <style:text-properties style:font-name="Open Sans" fo:font-size="12pt" officeooo:rsid="00344c25" officeooo:paragraph-rsid="0039d65c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Open Sans" fo:font-size="12pt" officeooo:rsid="00344c25" officeooo:paragraph-rsid="00344c25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Open Sans" fo:font-size="12pt" officeooo:rsid="00344c25" officeooo:paragraph-rsid="003627ee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Open Sans" fo:font-size="12pt" officeooo:rsid="00344c25" officeooo:paragraph-rsid="0038b696" style:font-size-asian="12pt" style:font-size-complex="12pt"/>
    </style:style>
    <style:style style:name="P27" style:family="paragraph" style:parent-style-name="Table_20_Contents">
      <style:text-properties style:font-name="Open Sans" fo:font-size="12pt" officeooo:rsid="003d78d3" officeooo:paragraph-rsid="003e4420" style:font-size-asian="10.5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Open Sans" fo:font-size="12pt" fo:font-weight="bold" officeooo:rsid="003d78d3" officeooo:paragraph-rsid="003d78d3" style:font-size-asian="10.5pt" style:font-weight-asian="bold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Open Sans" fo:font-size="13pt" officeooo:rsid="003d78d3" officeooo:paragraph-rsid="003d78d3" style:font-size-asian="13pt" style:font-size-complex="13pt"/>
    </style:style>
    <style:style style:name="P30" style:family="paragraph" style:parent-style-name="Table_20_Heading">
      <style:paragraph-properties fo:text-align="center" style:justify-single-word="false"/>
      <style:text-properties style:font-name="Open Sans" fo:font-size="11pt" officeooo:rsid="00344c25" officeooo:paragraph-rsid="00344c25" style:font-size-asian="11pt" style:font-size-complex="11pt"/>
    </style:style>
    <style:style style:name="P31" style:family="paragraph" style:parent-style-name="Table_20_Heading">
      <style:paragraph-properties fo:text-align="center" style:justify-single-word="false"/>
      <style:text-properties style:font-name="Open Sans" fo:font-size="11pt" officeooo:rsid="0039d65c" officeooo:paragraph-rsid="0039d65c" style:font-size-asian="11pt" style:font-size-complex="11pt"/>
    </style:style>
    <style:style style:name="P32" style:family="paragraph" style:parent-style-name="Table_20_Heading">
      <style:text-properties style:font-name="Open Sans" fo:font-size="12pt" officeooo:rsid="003d78d3" officeooo:paragraph-rsid="003d78d3" style:font-size-asian="10.5pt" style:font-size-complex="12pt"/>
    </style:style>
    <style:style style:name="P33" style:family="paragraph" style:parent-style-name="Table_20_Heading">
      <style:paragraph-properties fo:text-align="center" style:justify-single-word="false"/>
      <style:text-properties style:font-name="Open Sans" fo:font-size="12pt" officeooo:rsid="003d78d3" officeooo:paragraph-rsid="003d78d3" style:font-size-asian="10.5pt" style:font-size-complex="12pt"/>
    </style:style>
    <style:style style:name="P34" style:family="paragraph" style:parent-style-name="Footnote">
      <style:text-properties style:font-name="Bitstream Vera Sans Mono" officeooo:rsid="002f8f51" officeooo:paragraph-rsid="002f8f51"/>
    </style:style>
    <style:style style:name="P35" style:family="paragraph" style:parent-style-name="Table_20_Contents">
      <style:paragraph-properties fo:text-align="center" style:justify-single-word="false"/>
      <style:text-properties style:font-name="Open Sans" fo:font-size="12pt" fo:font-weight="normal" style:font-size-asian="10.5pt" style:font-weight-asian="normal" style:font-size-complex="12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Open Sans" fo:font-size="12pt" fo:font-weight="normal" officeooo:rsid="0044689e" style:font-size-asian="10.5pt" style:font-weight-asian="normal" style:font-size-complex="12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Open Sans" fo:font-size="12pt" fo:font-weight="normal" officeooo:rsid="0044689e" officeooo:paragraph-rsid="0044689e" style:font-size-asian="10.5pt" style:font-weight-asian="normal" style:font-size-complex="12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Open Sans" fo:font-size="12pt" fo:font-weight="normal" officeooo:rsid="00460003" officeooo:paragraph-rsid="00460003" style:font-size-asian="10.5pt" style:font-weight-asian="normal" style:font-size-complex="12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Open Sans" fo:font-size="14pt" fo:font-weight="bold" officeooo:rsid="0044689e" officeooo:paragraph-rsid="0044689e" style:font-size-asian="14pt" style:font-weight-asian="bold" style:font-size-complex="14pt" style:font-weight-complex="bold"/>
    </style:style>
    <style:style style:name="P40" style:family="paragraph" style:parent-style-name="Header">
      <style:paragraph-properties fo:line-height="115%"/>
      <style:text-properties style:font-name="Open Sans" fo:font-size="12pt" fo:font-weight="normal" officeooo:rsid="00318538" officeooo:paragraph-rsid="0039d65c" style:font-size-asian="12pt" style:font-weight-asian="normal" style:font-size-complex="12pt" style:font-weight-complex="normal"/>
    </style:style>
    <style:style style:name="P41" style:family="paragraph" style:parent-style-name="Header" style:list-style-name="L2">
      <style:paragraph-properties fo:line-height="115%"/>
      <style:text-properties style:font-name="Open Sans" fo:font-size="12pt" fo:font-weight="normal" officeooo:rsid="003588ba" officeooo:paragraph-rsid="003e4420" style:font-size-asian="10.5pt" style:font-weight-asian="normal" style:font-size-complex="12pt" style:font-weight-complex="normal"/>
    </style:style>
    <style:style style:name="P42" style:family="paragraph" style:parent-style-name="Header">
      <style:paragraph-properties fo:line-height="115%"/>
      <style:text-properties style:font-name="Open Sans" fo:font-size="12pt" fo:font-weight="bold" officeooo:rsid="002f1faf" officeooo:paragraph-rsid="004980f5" style:font-size-asian="12pt" style:font-weight-asian="bold" style:font-size-complex="12pt" style:font-weight-complex="bold"/>
    </style:style>
    <style:style style:name="P43" style:family="paragraph" style:parent-style-name="Header" style:list-style-name="L2">
      <style:paragraph-properties fo:line-height="115%"/>
      <style:text-properties style:text-position="0% 100%" style:font-name="Open Sans" fo:font-size="12pt" fo:font-weight="normal" officeooo:rsid="0039d65c" officeooo:paragraph-rsid="00403d40" style:font-size-asian="10.5pt" style:font-weight-asian="normal" style:font-size-complex="12pt" style:font-weight-complex="normal"/>
    </style:style>
    <style:style style:name="P44" style:family="paragraph" style:parent-style-name="Header">
      <style:paragraph-properties fo:line-height="115%">
        <style:tab-stops>
          <style:tab-stop style:position="2.619cm"/>
          <style:tab-stop style:position="3.069cm"/>
          <style:tab-stop style:position="3.995cm"/>
          <style:tab-stop style:position="4.18cm"/>
          <style:tab-stop style:position="4.207cm"/>
          <style:tab-stop style:position="5.9cm" style:type="center"/>
          <style:tab-stop style:position="11.8cm" style:type="right"/>
        </style:tab-stops>
      </style:paragraph-properties>
      <style:text-properties style:text-position="0% 100%" style:font-name="Open Sans" fo:font-size="12pt" fo:font-weight="normal" officeooo:rsid="0044689e" officeooo:paragraph-rsid="0044689e" style:font-size-asian="10.5pt" style:font-weight-asian="normal" style:font-size-complex="12pt" style:font-weight-complex="normal"/>
    </style:style>
    <style:style style:name="P45" style:family="paragraph" style:parent-style-name="Header">
      <style:paragraph-properties fo:line-height="115%">
        <style:tab-stops>
          <style:tab-stop style:position="2.619cm"/>
          <style:tab-stop style:position="3.069cm"/>
          <style:tab-stop style:position="3.995cm"/>
          <style:tab-stop style:position="4.18cm"/>
          <style:tab-stop style:position="4.207cm"/>
          <style:tab-stop style:position="5.9cm" style:type="center"/>
          <style:tab-stop style:position="11.8cm" style:type="right"/>
        </style:tab-stops>
      </style:paragraph-properties>
      <style:text-properties style:text-position="0% 100%" style:font-name="Open Sans" fo:font-size="12pt" fo:font-weight="normal" officeooo:rsid="0044689e" officeooo:paragraph-rsid="004980f5" style:font-size-asian="10.5pt" style:font-weight-asian="normal" style:font-size-complex="12pt" style:font-weight-complex="normal"/>
    </style:style>
    <style:style style:name="P46" style:family="paragraph" style:parent-style-name="Header">
      <style:paragraph-properties fo:line-height="115%">
        <style:tab-stops>
          <style:tab-stop style:position="2.619cm"/>
          <style:tab-stop style:position="3.069cm"/>
          <style:tab-stop style:position="3.995cm"/>
          <style:tab-stop style:position="4.18cm"/>
          <style:tab-stop style:position="4.207cm"/>
          <style:tab-stop style:position="5.9cm" style:type="center"/>
          <style:tab-stop style:position="11.8cm" style:type="right"/>
        </style:tab-stops>
      </style:paragraph-properties>
      <style:text-properties style:text-position="0% 100%" style:font-name="Open Sans" fo:font-size="12pt" fo:font-weight="normal" officeooo:rsid="0041f844" officeooo:paragraph-rsid="004653d8" style:font-size-asian="10.5pt" style:font-weight-asian="normal" style:font-size-complex="12pt" style:font-weight-complex="normal"/>
    </style:style>
    <style:style style:name="P47" style:family="paragraph" style:parent-style-name="Header">
      <style:paragraph-properties fo:line-height="115%"/>
      <style:text-properties style:text-position="0% 100%" style:font-name="Open Sans" fo:font-size="12pt" fo:font-weight="normal" officeooo:rsid="004653d8" officeooo:paragraph-rsid="004653d8" style:font-size-asian="10.5pt" style:font-weight-asian="normal" style:font-size-complex="12pt" style:font-weight-complex="normal"/>
    </style:style>
    <style:style style:name="P48" style:family="paragraph" style:parent-style-name="Header">
      <style:paragraph-properties fo:line-height="115%">
        <style:tab-stops>
          <style:tab-stop style:position="2.619cm"/>
          <style:tab-stop style:position="3.069cm"/>
          <style:tab-stop style:position="3.995cm"/>
          <style:tab-stop style:position="4.18cm"/>
          <style:tab-stop style:position="4.207cm"/>
          <style:tab-stop style:position="5.9cm" style:type="center"/>
          <style:tab-stop style:position="11.8cm" style:type="right"/>
        </style:tab-stops>
      </style:paragraph-properties>
      <style:text-properties style:text-position="0% 100%" style:font-name="Open Sans" fo:font-size="12pt" fo:font-weight="normal" officeooo:rsid="004980f5" officeooo:paragraph-rsid="004980f5" style:font-size-asian="10.5pt" style:font-weight-asian="normal" style:font-size-complex="12pt" style:font-weight-complex="normal"/>
    </style:style>
    <style:style style:name="P49" style:family="paragraph" style:parent-style-name="Header">
      <style:paragraph-properties fo:line-height="115%">
        <style:tab-stops>
          <style:tab-stop style:position="2.619cm"/>
          <style:tab-stop style:position="3.069cm"/>
          <style:tab-stop style:position="3.995cm"/>
          <style:tab-stop style:position="4.18cm"/>
          <style:tab-stop style:position="4.207cm"/>
          <style:tab-stop style:position="5.9cm" style:type="center"/>
          <style:tab-stop style:position="11.8cm" style:type="right"/>
        </style:tab-stops>
      </style:paragraph-properties>
      <style:text-properties style:text-position="0% 100%" style:font-name="Open Sans" fo:font-size="14pt" fo:font-weight="bold" officeooo:rsid="0041f844" officeooo:paragraph-rsid="0041f844" style:font-size-asian="14pt" style:font-weight-asian="bold" style:font-size-complex="14pt" style:font-weight-complex="bold"/>
    </style:style>
    <style:style style:name="P50" style:family="paragraph" style:parent-style-name="Frame_20_contents">
      <style:paragraph-properties fo:text-align="start" style:justify-single-word="false"/>
      <style:text-properties style:font-name="Liberation Sans Narrow" fo:font-size="11pt" fo:font-weight="bold" officeooo:rsid="00480a47" officeooo:paragraph-rsid="00480a47" style:font-size-asian="11pt" style:font-weight-asian="bold" style:font-size-complex="11pt" style:font-weight-complex="bold"/>
    </style:style>
    <style:style style:name="P51" style:family="paragraph" style:parent-style-name="Frame_20_contents">
      <style:paragraph-properties fo:text-align="end" style:justify-single-word="false"/>
      <style:text-properties style:font-name="Liberation Sans Narrow" fo:font-size="11pt" fo:font-weight="bold" officeooo:rsid="00480a47" officeooo:paragraph-rsid="00480a47" style:font-size-asian="11pt" style:font-weight-asian="bold" style:font-size-complex="11pt" style:font-weight-complex="bold"/>
    </style:style>
    <style:style style:name="P52" style:family="paragraph" style:parent-style-name="Table_20_Heading">
      <style:paragraph-properties fo:text-align="center" style:justify-single-word="false"/>
      <style:text-properties style:font-name="Open Sans" fo:font-size="12pt" fo:font-weight="bold" style:font-size-asian="10.5pt" style:font-weight-asian="bold" style:font-size-complex="12pt" style:font-weight-complex="bold"/>
    </style:style>
    <style:style style:name="P53" style:family="paragraph" style:parent-style-name="Table_20_Heading">
      <style:paragraph-properties fo:text-align="center" style:justify-single-word="false"/>
      <style:text-properties style:font-name="Open Sans" fo:font-size="14pt" fo:font-weight="bold" officeooo:rsid="0044689e" officeooo:paragraph-rsid="0044689e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c8d8d" style:font-weight-asian="normal" style:font-weight-complex="normal"/>
    </style:style>
    <style:style style:name="T3" style:family="text">
      <style:text-properties fo:font-weight="normal" officeooo:rsid="002f8f51" style:font-weight-asian="normal" style:font-weight-complex="normal"/>
    </style:style>
    <style:style style:name="T4" style:family="text">
      <style:text-properties fo:font-weight="normal" officeooo:rsid="0032db2d" style:font-weight-asian="normal" style:font-weight-complex="normal"/>
    </style:style>
    <style:style style:name="T5" style:family="text">
      <style:text-properties fo:font-weight="normal" officeooo:rsid="0039d65c" style:font-weight-asian="normal" style:font-weight-complex="normal"/>
    </style:style>
    <style:style style:name="T6" style:family="text">
      <style:text-properties fo:font-weight="normal" officeooo:rsid="003b529d" style:font-weight-asian="normal" style:font-weight-complex="normal"/>
    </style:style>
    <style:style style:name="T7" style:family="text">
      <style:text-properties fo:font-weight="normal" officeooo:rsid="004980f5" style:font-weight-asian="normal" style:font-weight-complex="normal"/>
    </style:style>
    <style:style style:name="T8" style:family="text">
      <style:text-properties style:text-position="super 58%" fo:font-weight="normal" style:font-weight-asian="normal" style:font-weight-complex="normal"/>
    </style:style>
    <style:style style:name="T9" style:family="text">
      <style:text-properties style:text-position="super 58%" fo:font-weight="normal" officeooo:rsid="003627ee" style:font-weight-asian="normal" style:font-weight-complex="normal"/>
    </style:style>
    <style:style style:name="T10" style:family="text">
      <style:text-properties officeooo:rsid="002f8f51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588ba" style:font-weight-asian="bold" style:font-weight-complex="bold"/>
    </style:style>
    <style:style style:name="T14" style:family="text">
      <style:text-properties fo:font-weight="bold" officeooo:rsid="003e4420" style:font-weight-asian="bold" style:font-weight-complex="bold"/>
    </style:style>
    <style:style style:name="T15" style:family="text">
      <style:text-properties fo:font-weight="bold" officeooo:rsid="00403d40" style:font-weight-asian="bold" style:font-weight-complex="bold"/>
    </style:style>
    <style:style style:name="T16" style:family="text">
      <style:text-properties fo:font-weight="bold" officeooo:rsid="0041f844" style:font-weight-asian="bold" style:font-weight-complex="bold"/>
    </style:style>
    <style:style style:name="T17" style:family="text">
      <style:text-properties style:text-position="sub 58%"/>
    </style:style>
    <style:style style:name="T18" style:family="text">
      <style:text-properties style:text-position="sub 58%" fo:font-weight="bold" officeooo:rsid="003588ba" style:font-weight-asian="bold" style:font-weight-complex="bold"/>
    </style:style>
    <style:style style:name="T19" style:family="text">
      <style:text-properties officeooo:rsid="003627ee"/>
    </style:style>
    <style:style style:name="T20" style:family="text">
      <style:text-properties officeooo:rsid="0039d65c"/>
    </style:style>
    <style:style style:name="T21" style:family="text">
      <style:text-properties fo:font-size="12pt" fo:font-weight="normal" officeooo:rsid="00344c25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39d65c" style:font-size-asian="12pt" style:font-weight-asian="normal" style:font-size-complex="12pt" style:font-weight-complex="normal"/>
    </style:style>
    <style:style style:name="T23" style:family="text">
      <style:text-properties officeooo:rsid="003b529d"/>
    </style:style>
    <style:style style:name="T24" style:family="text">
      <style:text-properties officeooo:rsid="003e4420"/>
    </style:style>
    <style:style style:name="T25" style:family="text">
      <style:text-properties fo:font-size="10pt" fo:font-weight="bold" style:font-size-asian="10pt" style:font-weight-asian="bold" style:font-size-complex="10pt" style:font-weight-complex="bold"/>
    </style:style>
    <style:style style:name="T26" style:family="text">
      <style:text-properties officeooo:rsid="00403d40"/>
    </style:style>
    <style:style style:name="T27" style:family="text">
      <style:text-properties officeooo:rsid="0044689e"/>
    </style:style>
    <style:style style:name="T28" style:family="text">
      <style:text-properties officeooo:rsid="00460003"/>
    </style:style>
    <style:style style:name="T29" style:family="text">
      <style:text-properties officeooo:rsid="004653d8"/>
    </style:style>
    <style:style style:name="T30" style:family="text">
      <style:text-properties officeooo:rsid="004980f5"/>
    </style:style>
    <style:style style:name="fr1" style:family="graphic" style:parent-style-name="Frame">
      <style:graphic-properties style:vertical-pos="from-top" style:vertical-rel="page" style:horizontal-pos="right" style:horizontal-rel="page-content" fo:padding="0cm" fo:border="none" style:shadow="none" draw:shadow-opacity="100%"/>
    </style:style>
    <style:style style:name="fr2" style:family="graphic" style:parent-style-name="Frame">
      <style:graphic-properties style:vertical-pos="from-top" style:vertical-rel="page" style:horizontal-pos="from-left" style:horizontal-rel="page-start-margin" fo:padding="0cm" fo:border="none" style:shadow="none" draw:shadow-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1.401cm" draw:z-index="0">
        <draw:text-box fo:min-height="0.499cm" fo:min-width="1.997cm">
          <text:p text:style-name="P51">I</text:p>
        </draw:text-box>
      </draw:frame>
      <draw:frame draw:style-name="fr1" draw:name="Frame2" text:anchor-type="page" text:anchor-page-number="3" svg:y="1.401cm" draw:z-index="1">
        <draw:text-box fo:min-height="0.499cm" fo:min-width="1.997cm">
          <text:p text:style-name="P51">III</text:p>
        </draw:text-box>
      </draw:frame>
      <draw:frame draw:style-name="fr2" draw:name="Frame19" text:anchor-type="page" text:anchor-page-number="2" svg:x="1cm" svg:y="1.401cm" draw:z-index="2">
        <draw:text-box fo:min-height="0.499cm" fo:min-width="1.997cm">
          <text:p text:style-name="P50">II</text:p>
        </draw:text-box>
      </draw:frame>
      <draw:frame draw:style-name="fr2" draw:name="Frame20" text:anchor-type="page" text:anchor-page-number="4" svg:x="1cm" svg:y="1.401cm" draw:z-index="3">
        <draw:text-box fo:min-height="0.499cm" fo:min-width="1.997cm">
          <text:p text:style-name="P50">IV</text:p>
        </draw:text-box>
      </draw:frame>
      <text:p text:style-name="P7">DADOWARE: mais segurança com frases-senha</text:p>
      <text:p text:style-name="P8"/>
      <text:p text:style-name="P42"><text:span text:style-name="T10">DADOWARE</text:span><text:span text:style-name="T1"> é um método para gerar senhas mais seguras usando lápis, papel e dados para </text:span><text:span text:style-name="T7">comstruir</text:span><text:span text:style-name="T1"> frases com palavras sorteadas deste livreto.</text:span></text:p>
      <text:p text:style-name="P13"/>
      <text:p text:style-name="P10"><text:span text:style-name="T1">Se você usa senhas fracas, não </text:span><text:span text:style-name="T6">adianta</text:span><text:span text:style-name="T1"> ter um sistema criptográfico forte. Por isso é </text:span><text:span text:style-name="T6">importante</text:span><text:span text:style-name="T1"> usar frases-senha (</text:span><text:span text:style-name="T11">passphrases</text:span><text:span text:style-name="T1">) para tudo que você quiser proteger de verdade no mundo digital. Uma frase-senha é bem mais longa que uma senha comum: dezenas de caracteres, em vez de 10 ou menos. Mas, se for composta por palavras comuns, pode ser muito mais fácil de lembrar. E se </text:span><text:span text:style-name="T6">você usar</text:span><text:span text:style-name="T1"> palavras escolhidas aleatoriamente, será </text:span><text:span text:style-name="T6">muito</text:span><text:span text:style-name="T1"> difícil de quebrar.</text:span></text:p>
      <text:p text:style-name="P13"/>
      <text:p text:style-name="P9"><text:span text:style-name="T1">O </text:span><text:span text:style-name="T3">método </text:span><text:span text:style-name="T1">Diceware</text:span><text:span text:style-name="T6">™</text:span><text:span text:style-name="T1"> foi inventado por Arnold G. Reinhold, autor de livros sobre informática. A parte mais complicada é ter uma lista </text:span><text:span text:style-name="T3">de </text:span><text:span text:style-name="T1">palavras para sortear lançando 5 dados. </text:span><text:span text:style-name="T6">A</text:span><text:span text:style-name="T1"> lista </text:span><text:span text:style-name="T6">precisa ter</text:span><text:span text:style-name="T3"> exatamente 7.776 (</text:span><text:span text:style-name="T1">6</text:span><text:span text:style-name="T8">5</text:span><text:span text:style-name="T3">)</text:span><text:span text:style-name="T1"> palavras comuns. No site original do Diceware</text:span><text:span text:style-name="T1"><text:note text:id="ftn1" text:note-class="footnote"><text:note-citation>1</text:note-citation><text:note-body><text:p text:style-name="P34">http://world.std.com/~reinhold/diceware.html</text:p></text:note-body></text:note></text:span><text:span text:style-name="T1"> </text:span><text:span text:style-name="T3">não há uma lista de palavras em português, então resolvemos criar esta, que chamamos de </text:span><text:span text:style-name="T10">DADOWARE</text:span><text:span text:style-name="T3"> para ficar mais fácil de explicar.</text:span></text:p>
      <text:p text:style-name="P3"><text:soft-page-break/>Quantas palavras deve ter uma frase-senha?</text:p>
      <text:p text:style-name="P11"><text:span text:style-name="T1">O criador do Diceware recomenda um mínimo de </text:span>6<text:span text:style-name="T1"> palavras. </text:span><text:span text:style-name="T5">Veja a tabela para entender como evolui a força da senha (entropia de Shannon) c</text:span><text:span text:style-name="T4">onsiderando a lista de 7.776 palavras </text:span><text:span text:style-name="T5">e</text:span><text:span text:style-name="T4"> o número de combinações possíveis:</text:span>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30">nú<text:span text:style-name="T23">mero</text:span> de palavras</text:p>
            </table:table-cell>
            <table:table-cell table:style-name="Table1.A1" office:value-type="string">
              <text:p text:style-name="P30">nú<text:span text:style-name="T23">mero</text:span> de<text:line-break/>possibilidades <text:span text:style-name="T20">(p)</text:span></text:p>
            </table:table-cell>
            <table:table-cell table:style-name="Table1.A1" office:value-type="string">
              <text:p text:style-name="P30">entropia</text:p>
              <text:p text:style-name="P31">(log<text:span text:style-name="T17">2</text:span> <text:span text:style-name="T23">p</text:span>)</text:p>
            </table:table-cell>
            <table:table-cell table:style-name="Table1.D1" office:value-type="string">
              <text:p text:style-name="P30">caracteres<text:line-break/>base 64</text:p>
            </table:table-cell>
          </table:table-row>
        </table:table-header-rows>
        <table:table-row>
          <table:table-cell table:style-name="Table1.A5" office:value-type="string">
            <text:p text:style-name="P24">5</text:p>
          </table:table-cell>
          <table:table-cell table:style-name="Table1.B2" office:value-type="string">
            <text:p text:style-name="P25"><text:span text:style-name="T19">7.776</text:span><text:span text:style-name="T9">5 </text:span><text:span text:style-name="T19"><text:s/>= <text:s/></text:span>2,8<text:span text:style-name="T1"> </text:span>×<text:span text:style-name="T1"> 10</text:span><text:span text:style-name="T8">19</text:span></text:p>
          </table:table-cell>
          <table:table-cell table:style-name="Table1.C2" office:value-type="string">
            <text:p text:style-name="P22">64,6 <text:s text:c="3"/></text:p>
          </table:table-cell>
          <table:table-cell table:style-name="Table1.D2" office:value-type="string">
            <text:p text:style-name="P24">11</text:p>
          </table:table-cell>
        </table:table-row>
        <table:table-row>
          <table:table-cell table:style-name="Table1.A3" office:value-type="string">
            <text:p text:style-name="P24">6</text:p>
          </table:table-cell>
          <table:table-cell table:style-name="Table1.A3" office:value-type="string">
            <text:p text:style-name="P26"><text:span text:style-name="T19">7.776</text:span><text:span text:style-name="T9">6 </text:span><text:span text:style-name="T19"><text:s/>= <text:s/></text:span>2,2<text:span text:style-name="T1"> </text:span>×<text:span text:style-name="T1"> 10</text:span><text:span text:style-name="T8">23</text:span></text:p>
          </table:table-cell>
          <table:table-cell table:style-name="Table1.A3" office:value-type="string">
            <text:p text:style-name="P23">77,5 <text:s text:c="3"/></text:p>
          </table:table-cell>
          <table:table-cell table:style-name="Table1.D3" office:value-type="string">
            <text:p text:style-name="P24">13</text:p>
          </table:table-cell>
        </table:table-row>
        <table:table-row>
          <table:table-cell table:style-name="Table1.A5" office:value-type="string">
            <text:p text:style-name="P24">7</text:p>
          </table:table-cell>
          <table:table-cell table:style-name="Table1.B4" office:value-type="string">
            <text:p text:style-name="P26"><text:span text:style-name="T19">7.776</text:span><text:span text:style-name="T9">7 </text:span><text:span text:style-name="T19"><text:s/>= <text:s/></text:span>1,7<text:span text:style-name="T1"> </text:span>×<text:span text:style-name="T1"> 10</text:span><text:span text:style-name="T8">27</text:span></text:p>
          </table:table-cell>
          <table:table-cell table:style-name="Table1.C5" office:value-type="string">
            <text:p text:style-name="P23">90,5 <text:s text:c="3"/></text:p>
          </table:table-cell>
          <table:table-cell table:style-name="Table1.D4" office:value-type="string">
            <text:p text:style-name="P24">16</text:p>
          </table:table-cell>
        </table:table-row>
        <table:table-row>
          <table:table-cell table:style-name="Table1.A5" office:value-type="string">
            <text:p text:style-name="P24">8</text:p>
          </table:table-cell>
          <table:table-cell table:style-name="Table1.B5" office:value-type="string">
            <text:p text:style-name="P26"><text:span text:style-name="T19">7.776</text:span><text:span text:style-name="T9">8 </text:span><text:span text:style-name="T19"><text:s/>= <text:s/></text:span>1,3<text:span text:style-name="T1"> </text:span>×<text:span text:style-name="T1"> 10</text:span><text:span text:style-name="T8">31</text:span></text:p>
          </table:table-cell>
          <table:table-cell table:style-name="Table1.C5" office:value-type="string">
            <text:p text:style-name="P23">103,4 <text:s text:c="3"/></text:p>
          </table:table-cell>
          <table:table-cell table:style-name="Table1.D5" office:value-type="string">
            <text:p text:style-name="P24">18</text:p>
          </table:table-cell>
        </table:table-row>
      </table:table>
      <text:p text:style-name="P5"/>
      <text:p text:style-name="P4"><text:span text:style-name="T22">A última coluna mostra</text:span><text:span text:style-name="T21"> o tamanho de uma senha </text:span><text:span text:style-name="T22">de força</text:span><text:span text:style-name="T21"> equivalente gerada a partir de 64 caracteres </text:span><text:span text:style-name="T22">aleatórios.</text:span></text:p>
      <text:p text:style-name="P40"/>
      <text:p text:style-name="P6">Como sortear uma frase senha</text:p>
      <text:p text:style-name="P12"><text:span text:style-name="T29">V</text:span>ocê precisa jogar 5 dados para sortear <text:span text:style-name="T12">cada</text:span> palavra – ou pode jogar só um dado 5 vezes para cada palavra.</text:p>
      <text:list xml:id="list3986971708858051352" text:style-name="L2">
        <text:list-item>
          <text:p text:style-name="P41"><text:span text:style-name="T24">O</text:span>s dois primeiros <text:span text:style-name="T24">dados definem a página da lista de palavras. Por exemplo: ⚃ ⚀ é a página </text:span><text:span text:style-name="T14">4,1</text:span><text:span text:style-name="T24">.</text:span></text:p>
        </text:list-item>
        <text:list-item>
          <text:p text:style-name="P43"><text:span text:style-name="T26">O</text:span>s dados restantes definem a palavra dentro da págin<text:span text:style-name="T26">a: ⚂ ⚅ ⚄ (365) é </text:span><text:span text:style-name="T15">”</text:span><text:span text:style-name="T16">j</text:span><text:span text:style-name="T15">azida”</text:span><text:span text:style-name="T26">, na página </text:span><text:span text:style-name="T15">4,1</text:span><text:span text:style-name="T26">.</text:span><text:span text:style-name="T18"> </text:span></text:p>
        </text:list-item>
      </text:list>
      <text:p text:style-name="P17">Repita <text:span text:style-name="T27">o</text:span> processo para <text:span text:style-name="T12">cada</text:span> palavra da frase-senha.</text:p>
      <text:p text:style-name="P20"><text:soft-page-break/><text:span text:style-name="T13">E</text:span><text:span text:style-name="T12">xemplo </text:span><text:span text:style-name="T14">completo</text:span><text:span text:style-name="T12">: </text:span><text:span text:style-name="T14">frase-senha de 6 palavras</text:span></text:p>
      <text:p text:style-name="P47">Joque 5 dados 6 vezes, ou um dado 30 vezes, anotando os resultados de 5 em 5. Eis o resumo do exemplo completo:</text:p>
      <text:p text:style-name="P18"/>
      <table:table table:name="Table2" table:style-name="Table2">
        <table:table-column table:style-name="Table2.A" table:number-columns-repeated="2"/>
        <table:table-column table:style-name="Table2.C"/>
        <table:table-header-rows>
          <table:table-row>
            <table:table-cell table:style-name="Table2.A1" office:value-type="string">
              <text:p text:style-name="P33">dados</text:p>
            </table:table-cell>
            <table:table-cell table:style-name="Table2.A1" office:value-type="string">
              <text:p text:style-name="P33">página</text:p>
            </table:table-cell>
            <table:table-cell table:style-name="Table2.C1" office:value-type="string">
              <text:p text:style-name="P32">palavra</text:p>
            </table:table-cell>
          </table:table-row>
        </table:table-header-rows>
        <table:table-row>
          <table:table-cell table:style-name="Table2.A2" office:value-type="string">
            <text:p text:style-name="P29">⚂ ⚃ ⚄ ⚃ ⚃ </text:p>
          </table:table-cell>
          <table:table-cell table:style-name="Table2.A2" office:value-type="string">
            <text:p text:style-name="P28">3,4</text:p>
          </table:table-cell>
          <table:table-cell table:style-name="Table2.C2" office:value-type="string">
            <text:p text:style-name="P27"><text:tab/><text:span text:style-name="T25">544</text:span><text:tab/>galera</text:p>
          </table:table-cell>
        </table:table-row>
        <table:table-row>
          <table:table-cell table:style-name="Table2.A2" office:value-type="string">
            <text:p text:style-name="P29">⚀ ⚁ ⚃ ⚅ ⚃</text:p>
          </table:table-cell>
          <table:table-cell table:style-name="Table2.A2" office:value-type="string">
            <text:p text:style-name="P28">1,2</text:p>
          </table:table-cell>
          <table:table-cell table:style-name="Table2.C2" office:value-type="string">
            <text:p text:style-name="P27"><text:tab/><text:span text:style-name="T25">464</text:span><text:tab/>amanhã</text:p>
          </table:table-cell>
        </table:table-row>
        <table:table-row>
          <table:table-cell table:style-name="Table2.A2" office:value-type="string">
            <text:p text:style-name="P29">⚂ ⚁ ⚃ ⚄ ⚃</text:p>
          </table:table-cell>
          <table:table-cell table:style-name="Table2.A2" office:value-type="string">
            <text:p text:style-name="P28">3,2</text:p>
          </table:table-cell>
          <table:table-cell table:style-name="Table2.C2" office:value-type="string">
            <text:p text:style-name="P27"><text:tab/><text:span text:style-name="T25">454</text:span><text:tab/>fabril</text:p>
          </table:table-cell>
        </table:table-row>
        <table:table-row>
          <table:table-cell table:style-name="Table2.A2" office:value-type="string">
            <text:p text:style-name="P29">⚃ ⚄ ⚄ ⚅ ⚅</text:p>
          </table:table-cell>
          <table:table-cell table:style-name="Table2.A2" office:value-type="string">
            <text:p text:style-name="P28">4,5</text:p>
          </table:table-cell>
          <table:table-cell table:style-name="Table2.C2" office:value-type="string">
            <text:p text:style-name="P27"><text:tab/><text:span text:style-name="T25">566</text:span><text:tab/>naipe</text:p>
          </table:table-cell>
        </table:table-row>
        <table:table-row>
          <table:table-cell table:style-name="Table2.A2" office:value-type="string">
            <text:p text:style-name="P29">⚅ ⚁ ⚅ ⚅ ⚄</text:p>
          </table:table-cell>
          <table:table-cell table:style-name="Table2.A2" office:value-type="string">
            <text:p text:style-name="P28">6,2</text:p>
          </table:table-cell>
          <table:table-cell table:style-name="Table2.C2" office:value-type="string">
            <text:p text:style-name="P27"><text:tab/><text:span text:style-name="T25">665</text:span><text:tab/>suspiro</text:p>
          </table:table-cell>
        </table:table-row>
        <table:table-row>
          <table:table-cell table:style-name="Table2.A2" office:value-type="string">
            <text:p text:style-name="P29">⚁ ⚂ ⚄ ⚃ ⚄</text:p>
          </table:table-cell>
          <table:table-cell table:style-name="Table2.A2" office:value-type="string">
            <text:p text:style-name="P28">2,3</text:p>
          </table:table-cell>
          <table:table-cell table:style-name="Table2.C2" office:value-type="string">
            <text:p text:style-name="P27"><text:tab/><text:span text:style-name="T25">545</text:span><text:tab/>comício</text:p>
          </table:table-cell>
        </table:table-row>
      </table:table>
      <text:p text:style-name="P18"/>
      <text:p text:style-name="P19">Frase-senha resultante:</text:p>
      <text:p text:style-name="P15">galera amanhã fabril naipe suspiro comício</text:p>
      <text:p text:style-name="P21"/>
      <text:p text:style-name="P21">Procedimento mais eficiciente</text:p>
      <text:p text:style-name="P46">O mais fácil é jogar os dados e ir anotando os números em grupos de cinco, para procurar as palavras depois. No exemplo anterior, você anotaria primeiro isso:</text:p>
      <text:p text:style-name="P16"><text:s text:c="4"/>34544 – 12464 – 32454 – 45566 – 62665 – 23545</text:p>
      <text:p text:style-name="P16">E depois procuraria as palavras, anotando assim:</text:p>
      <text:p text:style-name="P16"><text:s text:c="4"/>galera – amanhã – fabril – naipe – suspiro – comício</text:p>
      <text:p text:style-name="P48">Para memorizar, imagine uma cena com as palavras.</text:p>
      <text:p text:style-name="P21"><text:soft-page-break/>Devo usar acentos em frases-senhas?</text:p>
      <text:p text:style-name="P16">Nem sempre o teclado está configurado corretamente antes de fazermos login em um sistema, então é melhor evitar acentos. No exemplo anterior, você usaria as palavras “amanha” e “comicio” assim, sem <text:span text:style-name="T29">os </text:span>acento<text:span text:style-name="T29">s</text:span>.</text:p>
      <text:p text:style-name="P16"/>
      <text:p text:style-name="P21">E se eu precisar de maíusculas, <text:span text:style-name="T27">dígitos</text:span> ou caracteres especiais?</text:p>
      <text:p text:style-name="P45"><text:span text:style-name="T28">V</text:span>ocê <text:span text:style-name="T28">pode jogar um dado para escolher uma palavra da sua frase-senha e outro dado para escolher uma letra para escrever em maiúscula dentro daquela palavra. </text:span></text:p>
      <text:p text:style-name="P45"><text:span text:style-name="T30">Para acrescentar caracteres especiais, use um dado para escolher uma palavra e mais dois dados para escolher uma linha e uma coluna da tabela abaixo: </text:span></text:p>
      <text:p text:style-name="P44"/>
      <table:table table:name="Table3" table:style-name="Table3">
        <table:table-column table:style-name="Table3.A"/>
        <table:table-column table:style-name="Table3.B"/>
        <table:table-column table:style-name="Table3.C" table:number-columns-repeated="3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52"/>
            </table:table-cell>
            <table:table-cell table:style-name="Table3.B1" office:value-type="string">
              <text:p text:style-name="P53">⚀</text:p>
            </table:table-cell>
            <table:table-cell table:style-name="Table3.B1" office:value-type="string">
              <text:p text:style-name="P53">⚁</text:p>
            </table:table-cell>
            <table:table-cell table:style-name="Table3.B1" office:value-type="string">
              <text:p text:style-name="P53">⚂</text:p>
            </table:table-cell>
            <table:table-cell table:style-name="Table3.B1" office:value-type="string">
              <text:p text:style-name="P53">⚃</text:p>
            </table:table-cell>
            <table:table-cell table:style-name="Table3.B1" office:value-type="string">
              <text:p text:style-name="P53">⚄</text:p>
            </table:table-cell>
            <table:table-cell table:style-name="Table3.G1" office:value-type="string">
              <text:p text:style-name="P53">⚅</text:p>
            </table:table-cell>
          </table:table-row>
        </table:table-header-rows>
        <table:table-row>
          <table:table-cell table:style-name="Table3.A7" office:value-type="string">
            <text:p text:style-name="P39">⚀</text:p>
          </table:table-cell>
          <table:table-cell table:style-name="Table3.B2" office:value-type="string">
            <text:p text:style-name="P35">!</text:p>
          </table:table-cell>
          <table:table-cell table:style-name="Table3.C2" office:value-type="string">
            <text:p text:style-name="P37">@</text:p>
          </table:table-cell>
          <table:table-cell table:style-name="Table3.D7" office:value-type="string">
            <text:p text:style-name="P37">#</text:p>
          </table:table-cell>
          <table:table-cell table:style-name="Table3.E2" office:value-type="string">
            <text:p text:style-name="P37">$</text:p>
          </table:table-cell>
          <table:table-cell table:style-name="Table3.F2" office:value-type="string">
            <text:p text:style-name="P35">%</text:p>
          </table:table-cell>
          <table:table-cell table:style-name="Table3.G2" office:value-type="string">
            <text:p text:style-name="P37">&amp;</text:p>
          </table:table-cell>
        </table:table-row>
        <table:table-row>
          <table:table-cell table:style-name="Table3.A7" office:value-type="string">
            <text:p text:style-name="P39">⚁</text:p>
          </table:table-cell>
          <table:table-cell table:style-name="Table3.B3" office:value-type="string">
            <text:p text:style-name="P35">*</text:p>
          </table:table-cell>
          <table:table-cell table:style-name="Table3.C3" office:value-type="string">
            <text:p text:style-name="P37">(</text:p>
          </table:table-cell>
          <table:table-cell table:style-name="Table3.D7" office:value-type="string">
            <text:p text:style-name="P37">)</text:p>
          </table:table-cell>
          <table:table-cell table:style-name="Table3.E3" office:value-type="string">
            <text:p text:style-name="P35">-</text:p>
          </table:table-cell>
          <table:table-cell table:style-name="Table3.F3" office:value-type="string">
            <text:p text:style-name="P35">_</text:p>
          </table:table-cell>
          <table:table-cell table:style-name="Table3.G3" office:value-type="string">
            <text:p text:style-name="P37">+</text:p>
          </table:table-cell>
        </table:table-row>
        <table:table-row>
          <table:table-cell table:style-name="Table3.A7" office:value-type="string">
            <text:p text:style-name="P39">⚂</text:p>
          </table:table-cell>
          <table:table-cell table:style-name="Table3.B4" office:value-type="string">
            <text:p text:style-name="P36">=</text:p>
          </table:table-cell>
          <table:table-cell table:style-name="Table3.C4" office:value-type="string">
            <text:p text:style-name="P37">{</text:p>
          </table:table-cell>
          <table:table-cell table:style-name="Table3.D7" office:value-type="string">
            <text:p text:style-name="P37">}</text:p>
          </table:table-cell>
          <table:table-cell table:style-name="Table3.E4" office:value-type="string">
            <text:p text:style-name="P37">[</text:p>
          </table:table-cell>
          <table:table-cell table:style-name="Table3.F4" office:value-type="string">
            <text:p text:style-name="P37">]</text:p>
          </table:table-cell>
          <table:table-cell table:style-name="Table3.G4" office:value-type="string">
            <text:p text:style-name="P37">|</text:p>
          </table:table-cell>
        </table:table-row>
        <table:table-row>
          <table:table-cell table:style-name="Table3.A7" office:value-type="string">
            <text:p text:style-name="P39">⚃</text:p>
          </table:table-cell>
          <table:table-cell table:style-name="Table3.B5" office:value-type="string">
            <text:p text:style-name="P37">&lt;</text:p>
          </table:table-cell>
          <table:table-cell table:style-name="Table3.C5" office:value-type="string">
            <text:p text:style-name="P37">&gt;</text:p>
          </table:table-cell>
          <table:table-cell table:style-name="Table3.D7" office:value-type="string">
            <text:p text:style-name="P35">,</text:p>
          </table:table-cell>
          <table:table-cell table:style-name="Table3.E5" office:value-type="string">
            <text:p text:style-name="P35">.</text:p>
          </table:table-cell>
          <table:table-cell table:style-name="Table3.F5" office:value-type="string">
            <text:p text:style-name="P35">:</text:p>
          </table:table-cell>
          <table:table-cell table:style-name="Table3.G5" office:value-type="string">
            <text:p text:style-name="P35">;</text:p>
          </table:table-cell>
        </table:table-row>
        <table:table-row>
          <table:table-cell table:style-name="Table3.A7" office:value-type="string">
            <text:p text:style-name="P39">⚄</text:p>
          </table:table-cell>
          <table:table-cell table:style-name="Table3.B6" office:value-type="string">
            <text:p text:style-name="P37">1</text:p>
          </table:table-cell>
          <table:table-cell table:style-name="Table3.C6" office:value-type="string">
            <text:p text:style-name="P37">2</text:p>
          </table:table-cell>
          <table:table-cell table:style-name="Table3.D7" office:value-type="string">
            <text:p text:style-name="P37">3</text:p>
          </table:table-cell>
          <table:table-cell table:style-name="Table3.E6" office:value-type="string">
            <text:p text:style-name="P37">4</text:p>
          </table:table-cell>
          <table:table-cell table:style-name="Table3.F6" office:value-type="string">
            <text:p text:style-name="P37">5</text:p>
          </table:table-cell>
          <table:table-cell table:style-name="Table3.G6" office:value-type="string">
            <text:p text:style-name="P37">6</text:p>
          </table:table-cell>
        </table:table-row>
        <table:table-row>
          <table:table-cell table:style-name="Table3.A7" office:value-type="string">
            <text:p text:style-name="P39">⚅</text:p>
          </table:table-cell>
          <table:table-cell table:style-name="Table3.B7" office:value-type="string">
            <text:p text:style-name="P37">7</text:p>
          </table:table-cell>
          <table:table-cell table:style-name="Table3.C7" office:value-type="string">
            <text:p text:style-name="P37">8</text:p>
          </table:table-cell>
          <table:table-cell table:style-name="Table3.D7" office:value-type="string">
            <text:p text:style-name="P37">9</text:p>
          </table:table-cell>
          <table:table-cell table:style-name="Table3.E7" office:value-type="string">
            <text:p text:style-name="P37">0</text:p>
          </table:table-cell>
          <table:table-cell table:style-name="Table3.F7" office:value-type="string">
            <text:p text:style-name="P38">\</text:p>
          </table:table-cell>
          <table:table-cell table:style-name="Table3.G7" office:value-type="string">
            <text:p text:style-name="P38">?</text:p>
          </table:table-cell>
        </table:table-row>
      </table:table>
      <text:p text:style-name="P4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9cm" style:type="center"/>
          <style:tab-stop style:position="11.8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5.9cm" style:type="center"/>
          <style:tab-stop style:position="11.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Open Sans" fo:font-weight="bold" officeooo:rsid="00229394" officeooo:paragraph-rsid="00229394" style:font-weight-asian="bold" style:font-weight-complex="bold"/>
    </style:style>
    <style:style style:name="MP2" style:family="paragraph" style:parent-style-name="Header">
      <style:text-properties style:font-name="Open Sans" fo:font-weight="bold" officeooo:rsid="002a4a96" officeooo:paragraph-rsid="002a4a96" style:font-weight-asian="bold" style:font-weight-complex="bold"/>
    </style:style>
    <style:page-layout style:name="Mpm1" style:page-usage="mirrored">
      <style:page-layout-properties fo:page-width="14.801cm" fo:page-height="21.001cm" style:num-format="1" style:print-orientation="portrait" fo:margin-top="1.401cm" fo:margin-bottom="0.9cm" fo:margin-left="2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header-left>
        <text:p text:style-name="MP2"><text:tab/><text:tab/></text:p>
      </style:header-left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6:17:39.412071000</meta:creation-date>
    <dc:date>2016-05-05T05:12:30.443762142</dc:date>
    <meta:editing-duration>PT3H33M9S</meta:editing-duration>
    <meta:editing-cycles>17</meta:editing-cycles>
    <meta:generator>LibreOffice/5.1.2.2$Linux_X86_64 LibreOffice_project/10m0$Build-2</meta:generator>
    <meta:document-statistic meta:table-count="3" meta:image-count="0" meta:object-count="0" meta:page-count="5" meta:paragraph-count="124" meta:word-count="643" meta:character-count="3462" meta:non-whitespace-character-count="2887"/>
  </office:meta>
</office:document-meta>
</file>